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Times1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693in" fo:text-align="center" style:justify-single-word="false"/>
    </style:style>
    <style:style style:name="P2" style:family="paragraph" style:parent-style-name="Standard">
      <style:paragraph-properties style:line-height-at-least="0.0693in" fo:text-align="center" style:justify-single-word="false"/>
      <style:text-properties style:font-name="Times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style:line-height-at-least="0.0693in"/>
      <style:text-properties style:font-name="Times" fo:font-size="12pt" fo:font-style="normal" style:text-underline-style="none" fo:font-weight="normal" officeooo:rsid="0000bb8a" officeooo:paragraph-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4" style:family="paragraph" style:parent-style-name="Standard" style:list-style-name="L1">
      <style:paragraph-properties style:line-height-at-least="0.0693in"/>
      <style:text-properties style:font-name="Times" fo:font-size="12pt" fo:font-style="normal" style:text-underline-style="none" fo:font-weight="normal" officeooo:rsid="0000bb8a" officeooo:paragraph-rsid="00081794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5" style:family="paragraph" style:parent-style-name="Standard">
      <style:paragraph-properties style:line-height-at-least="0.0693in"/>
    </style:style>
    <style:style style:name="P6" style:family="paragraph" style:parent-style-name="Standard" style:list-style-name="WWNum2">
      <style:paragraph-properties style:line-height-at-least="0.0693in"/>
    </style:style>
    <style:style style:name="P7" style:family="paragraph" style:parent-style-name="Standard" style:list-style-name="WWNum3">
      <style:paragraph-properties style:line-height-at-least="0.0693in"/>
    </style:style>
    <style:style style:name="P8" style:family="paragraph" style:parent-style-name="Standard" style:list-style-name="WWNum1">
      <style:paragraph-properties style:line-height-at-least="0.0693in"/>
    </style:style>
    <style:style style:name="P9" style:family="paragraph" style:parent-style-name="Standard" style:list-style-name="WWNum1">
      <style:paragraph-properties style:line-height-at-least="0.0693in"/>
      <style:text-properties officeooo:paragraph-rsid="000c0f45"/>
    </style:style>
    <style:style style:name="P10" style:family="paragraph" style:parent-style-name="Standard" style:list-style-name="L2">
      <style:paragraph-properties style:line-height-at-least="0.0693in"/>
      <style:text-properties officeooo:paragraph-rsid="00048ef5"/>
    </style:style>
    <style:style style:name="P11" style:family="paragraph" style:parent-style-name="Standard">
      <style:paragraph-properties style:line-height-at-least="0.0693in" fo:text-align="center" style:justify-single-word="false"/>
    </style:style>
    <style:style style:name="P12" style:family="paragraph" style:parent-style-name="Standard">
      <style:paragraph-properties fo:margin-left="-0.4374in" fo:margin-right="-0.5in" style:line-height-at-least="0.0693in" fo:text-indent="0in" style:auto-text-indent="false"/>
      <style:text-properties style:font-name="Times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13" style:family="paragraph" style:parent-style-name="Standard">
      <style:paragraph-properties fo:margin-left="-0.4374in" fo:margin-right="-0.5in" style:line-height-at-least="0.0693in" fo:text-indent="0in" style:auto-text-indent="false"/>
    </style:style>
    <style:style style:name="P14" style:family="paragraph" style:parent-style-name="Standard">
      <style:paragraph-properties fo:margin-left="-0.4374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" fo:font-size="12pt" fo:font-style="normal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P15" style:family="paragraph" style:parent-style-name="Standard">
      <style:paragraph-properties fo:margin-left="-0.4374in" fo:margin-right="-0.5in" style:line-height-at-least="0.0693in" fo:text-indent="0in" style:auto-text-indent="false" fo:padding="0in" fo:border-left="none" fo:border-right="none" fo:border-top="none" fo:border-bottom="0.26pt solid #000001"/>
    </style:style>
    <style:style style:name="P16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" fo:font-size="12pt" style:text-underline-style="none" fo:font-weight="bold" style:font-size-asian="12pt" style:font-weight-asian="bold" style:font-name-complex="Helvetica" style:font-size-complex="12pt"/>
    </style:style>
    <style:style style:name="P17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</style:style>
    <style:style style:name="P18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" fo:font-size="12pt" fo:font-style="italic" style:text-underline-style="none" fo:font-weight="bold" officeooo:rsid="0000bb8a" officeooo:paragraph-rsid="0000bb8a" style:font-size-asian="12pt" style:font-style-asian="italic" style:font-weight-asian="bold" style:font-name-complex="Helvetica" style:font-size-complex="12pt" style:font-style-complex="italic" style:font-weight-complex="bold"/>
    </style:style>
    <style:style style:name="P19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" fo:font-size="12pt" fo:font-style="normal" style:text-underline-style="none" fo:font-weight="bold" officeooo:rsid="0000bb8a" officeooo:paragraph-rsid="00048ef5" style:font-size-asian="12pt" style:font-style-asian="normal" style:font-weight-asian="bold" style:font-name-complex="Helvetica" style:font-size-complex="12pt" style:font-style-complex="normal" style:font-weight-complex="bold"/>
    </style:style>
    <style:style style:name="P20" style:family="paragraph" style:parent-style-name="Standard">
      <style:paragraph-properties fo:margin-left="-0.4402in" fo:margin-right="-0.5in" style:line-height-at-least="0.0693in" fo:text-indent="0in" style:auto-text-indent="false"/>
      <style:text-properties fo:font-style="italic" officeooo:paragraph-rsid="0000bb8a" style:font-style-asian="italic" style:font-style-complex="italic"/>
    </style:style>
    <style:style style:name="P21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0bb8a"/>
    </style:style>
    <style:style style:name="P22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5413f"/>
    </style:style>
    <style:style style:name="P23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8c569"/>
    </style:style>
    <style:style style:name="P24" style:family="paragraph" style:parent-style-name="Standard" style:master-page-name="Standard">
      <style:paragraph-properties style:line-height-at-least="0.0693in" fo:text-align="center" style:justify-single-word="false" style:page-number="auto"/>
      <style:text-properties style:font-name="Times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Times" fo:font-size="12pt" style:font-size-asian="12pt" style:font-name-complex="Helvetica" style:font-size-complex="12pt"/>
    </style:style>
    <style:style style:name="T2" style:family="text">
      <style:text-properties style:font-name="Times" fo:font-size="12pt" officeooo:rsid="0000bb8a" style:font-size-asian="12pt" style:font-name-complex="Helvetica" style:font-size-complex="12pt"/>
    </style:style>
    <style:style style:name="T3" style:family="text">
      <style:text-properties style:font-name="Times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" fo:font-size="12pt" fo:font-weight="normal" style:font-size-asian="12pt" style:font-weight-asian="normal" style:font-name-complex="Helvetica" style:font-size-complex="12pt" style:font-weight-complex="normal"/>
    </style:style>
    <style:style style:name="T5" style:family="text">
      <style:text-properties style:font-name="Times" fo:font-size="12pt" fo:font-weight="normal" officeooo:rsid="0000bb8a" style:font-size-asian="12pt" style:font-weight-asian="normal" style:font-name-complex="Helvetica" style:font-size-complex="12pt" style:font-weight-complex="normal"/>
    </style:style>
    <style:style style:name="T6" style:family="text">
      <style:text-properties style:font-name="Times" fo:font-size="12pt" fo:font-weight="normal" officeooo:rsid="0006f1be" style:font-size-asian="12pt" style:font-weight-asian="normal" style:font-name-complex="Helvetica" style:font-size-complex="12pt" style:font-weight-complex="normal"/>
    </style:style>
    <style:style style:name="T7" style:family="text">
      <style:text-properties style:font-name="Times" fo:font-size="12pt" fo:font-weight="normal" officeooo:rsid="000a5b16" style:font-size-asian="12pt" style:font-weight-asian="normal" style:font-name-complex="Helvetica" style:font-size-complex="12pt" style:font-weight-complex="normal"/>
    </style:style>
    <style:style style:name="T8" style:family="text">
      <style:text-properties style:font-name="Times" fo:font-size="12pt" fo:font-weight="normal" officeooo:rsid="000c0f45" style:font-size-asian="12pt" style:font-weight-asian="normal" style:font-name-complex="Helvetica" style:font-size-complex="12pt" style:font-weight-complex="normal"/>
    </style:style>
    <style:style style:name="T9" style:family="text">
      <style:text-properties style:font-name="Times" fo:font-size="12pt" fo:font-weight="normal" officeooo:rsid="000eada6" style:font-size-asian="12pt" style:font-weight-asian="normal" style:font-name-complex="Helvetica" style:font-size-complex="12pt" style:font-weight-complex="normal"/>
    </style:style>
    <style:style style:name="T10" style:family="text">
      <style:text-properties style:font-name="Times" fo:font-size="12pt" style:text-underline-style="none" fo:font-weight="bold" style:font-size-asian="12pt" style:font-weight-asian="bold" style:font-name-complex="Helvetica" style:font-size-complex="12pt"/>
    </style:style>
    <style:style style:name="T11" style:family="text">
      <style:text-properties style:font-name="Times" fo:font-size="12pt" style:text-underline-style="none" fo:font-weight="bold" officeooo:rsid="0000bb8a" style:font-size-asian="12pt" style:font-weight-asian="bold" style:font-name-complex="Helvetica" style:font-size-complex="12pt"/>
    </style:style>
    <style:style style:name="T12" style:family="text">
      <style:text-properties style:font-name="Times" fo:font-size="12pt" style:text-underline-style="none" fo:font-weight="bold" officeooo:rsid="0005413f" style:font-size-asian="12pt" style:font-weight-asian="bold" style:font-name-complex="Helvetica" style:font-size-complex="12pt"/>
    </style:style>
    <style:style style:name="T13" style:family="text">
      <style:text-properties style:font-name="Times" fo:font-size="12pt" style:text-underline-style="none" fo:font-weight="normal" officeooo:rsid="0000bb8a" style:font-size-asian="12pt" style:font-weight-asian="normal" style:font-name-complex="Helvetica" style:font-size-complex="12pt" style:font-weight-complex="normal"/>
    </style:style>
    <style:style style:name="T14" style:family="text">
      <style:text-properties style:font-name="Times" fo:font-size="12pt" style:text-underline-style="none" fo:font-weight="normal" officeooo:rsid="0005413f" style:font-size-asian="12pt" style:font-weight-asian="normal" style:font-name-complex="Helvetica" style:font-size-complex="12pt" style:font-weight-complex="normal"/>
    </style:style>
    <style:style style:name="T15" style:family="text">
      <style:text-properties style:font-name="Times" fo:font-size="12pt" fo:font-style="normal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T16" style:family="text">
      <style:text-properties style:font-name="Times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17" style:family="text">
      <style:text-properties style:font-name="Times" fo:font-size="12pt" fo:font-style="normal" style:text-underline-style="none" fo:font-weight="normal" officeooo: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18" style:family="text">
      <style:text-properties style:font-name="Times" fo:font-size="12pt" fo:font-style="normal" style:text-underline-style="none" fo:font-weight="normal" officeooo:rsid="00048ef5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19" style:family="text">
      <style:text-properties style:font-name="Times" fo:font-size="12pt" fo:font-weight="bold" style:font-size-asian="12pt" style:font-weight-asian="bold" style:font-name-complex="Helvetica" style:font-size-complex="12pt"/>
    </style:style>
    <style:style style:name="T20" style:family="text">
      <style:text-properties style:font-name="Times" fo:font-size="12pt" fo:font-weight="bold" style:font-size-asian="12pt" style:font-weight-asian="bold" style:font-name-complex="Helvetica" style:font-size-complex="12pt" style:font-weight-complex="bold"/>
    </style:style>
    <style:style style:name="T21" style:family="text">
      <style:text-properties style:font-name="Times" fo:font-size="12pt" fo:font-weight="bold" officeooo:rsid="000c0f45" style:font-size-asian="12pt" style:font-weight-asian="bold" style:font-name-complex="Helvetica" style:font-size-complex="12pt" style:font-weight-complex="bold"/>
    </style:style>
    <style:style style:name="T22" style:family="text">
      <style:text-properties style:font-name="Times" fo:font-size="12pt" fo:font-style="italic" style:font-size-asian="12pt" style:font-style-asian="italic" style:font-name-complex="Helvetica" style:font-size-complex="12pt"/>
    </style:style>
    <style:style style:name="T23" style:family="text">
      <style:text-properties style:font-name="Times" fo:font-size="12pt" fo:font-style="italic" style:font-size-asian="12pt" style:font-style-asian="italic" style:font-name-complex="Helvetica" style:font-size-complex="12pt" style:font-style-complex="italic"/>
    </style:style>
    <style:style style:name="T24" style:family="text">
      <style:text-properties style:font-name="Times" fo:font-size="12pt" fo:font-style="italic" officeooo:rsid="00030e6d" style:font-size-asian="12pt" style:font-style-asian="italic" style:font-name-complex="Helvetica" style:font-size-complex="12pt" style:font-style-complex="italic"/>
    </style:style>
    <style:style style:name="T25" style:family="text">
      <style:text-properties style:font-name="Times" fo:font-size="12pt" fo:font-style="italic" fo:font-weight="normal" style:font-size-asian="12pt" style:font-style-asian="italic" style:font-weight-asian="normal" style:font-name-complex="Helvetica" style:font-size-complex="12pt" style:font-style-complex="italic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048ef5" style:font-weight-asian="normal" style:font-weight-complex="normal"/>
    </style:style>
    <style:style style:name="T28" style:family="text">
      <style:text-properties officeooo:rsid="00048ef5"/>
    </style:style>
    <style:style style:name="T29" style:family="text">
      <style:text-properties officeooo:rsid="0006f1be"/>
    </style:style>
    <style:style style:name="T30" style:family="text">
      <style:text-properties officeooo:rsid="00081794"/>
    </style:style>
    <style:style style:name="T31" style:family="text">
      <style:text-properties officeooo:rsid="0008c569"/>
    </style:style>
    <style:style style:name="T32" style:family="text">
      <style:text-properties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Ryan Vincent Beatty</text:p>
      <text:p text:style-name="P1"><text:span text:style-name="T3">301-802-1296 </text:span><text:span text:style-name="T26">|</text:span><text:span text:style-name="T3"> </text:span><text:a xlink:type="simple" xlink:href="mailto:rvbeatty@email.wm.edu"><text:span text:style-name="Internet_20_link"><text:span text:style-name="T3">rvbeatty@email.wm.edu</text:span></text:span></text:a></text:p>
      <text:p text:style-name="P2">8112 Whites Ford Way, Potomac, Maryland 20854</text:p>
      <text:p text:style-name="P1"><text:a xlink:type="simple" xlink:href="https://github.com/RyanBeatty"><text:span text:style-name="Internet_20_link"><text:span text:style-name="T4">https://github.com/RyanBeatty</text:span></text:span></text:a></text:p>
      <text:p text:style-name="P1"/>
      <text:p text:style-name="P17"><text:span text:style-name="T10">EDUCATI</text:span><text:bookmark text:name="_GoBack"/><text:span text:style-name="T10">ON</text:span></text:p>
      <text:p text:style-name="P13"><text:span text:style-name="T15">College of William and Mary</text:span><text:span text:style-name="T16"> – Williamsburg, VA<text:tab/><text:tab/><text:tab/>B.S. Computer Science</text:span></text:p>
      <text:p text:style-name="P12">Major GPA: 3.67<text:tab/><text:tab/><text:tab/><text:tab/><text:tab/><text:tab/><text:tab/><text:tab/><text:tab/>Est. May 2016</text:p>
      <text:p text:style-name="P13"/>
      <text:p text:style-name="P13"><text:span text:style-name="T20">Gonzaga College High School</text:span><text:span text:style-name="T4"> – Washington,</text:span><text:span text:style-name="T1"> D.C<text:tab/><text:tab/><text:tab/><text:tab/>Completed: July 2012</text:span></text:p>
      <text:p text:style-name="P13"/>
      <text:p text:style-name="P15"><text:span text:style-name="T20">RELEVANT COURSES </text:span><text:span text:style-name="T19"><text:s/></text:span></text:p>
      <text:list xml:id="list1666977333" text:style-name="WWNum2">
        <text:list-item>
          <text:p text:style-name="P6"><text:span text:style-name="T20">400 level:</text:span><text:span text:style-name="T1"> </text:span><text:span text:style-name="T23">Operating Systems</text:span><text:span text:style-name="T1">, </text:span><text:span text:style-name="T23">Systems Programming</text:span><text:span text:style-name="T1">, </text:span><text:span text:style-name="T24">Network Security</text:span><text:span text:style-name="T23">.</text:span><text:span text:style-name="T1"> </text:span></text:p>
        </text:list-item>
        <text:list-item>
          <text:p text:style-name="P6"><text:span text:style-name="T20">300 level:</text:span><text:span text:style-name="T1"> </text:span><text:span text:style-name="T23">Algorithms</text:span><text:span text:style-name="T1">, </text:span><text:span text:style-name="T22">Software Development, Computer Organization. </text:span></text:p>
        </text:list-item>
        <text:list-item>
          <text:p text:style-name="P6"><text:span text:style-name="T15">200 level: </text:span><text:span text:style-name="T25">Data Structures, Discrete Structures of Computer Science</text:span></text:p>
        </text:list-item>
      </text:list>
      <text:p text:style-name="P13"/>
      <text:p text:style-name="P14"><text:span text:style-name="T29">TECHNICAL </text:span>SKILLS AND AWARDS</text:p>
      <text:list xml:id="list135702407" text:style-name="WWNum3">
        <text:list-item>
          <text:p text:style-name="P7"><text:span text:style-name="T19">Languages: </text:span><text:span text:style-name="T6">Python, </text:span><text:span text:style-name="T4">C/C++</text:span><text:span text:style-name="T1">, </text:span><text:span text:style-name="T2">Java, </text:span><text:span text:style-name="T1">Haskell, </text:span><text:span text:style-name="T2">Objective-C, </text:span><text:span text:style-name="T1">JavaScript</text:span></text:p>
        </text:list-item>
        <text:list-item>
          <text:p text:style-name="P7"><text:span text:style-name="T20">Frameworks: </text:span><text:span text:style-name="T4">Django, Flask, Pyramid, Node.js</text:span></text:p>
        </text:list-item>
        <text:list-item>
          <text:p text:style-name="P7"><text:span text:style-name="T20">Environments: </text:span><text:span text:style-name="T4">Linux/Unix Environment, </text:span><text:span text:style-name="T5">iOS, Android</text:span></text:p>
        </text:list-item>
        <text:list-item>
          <text:p text:style-name="P7"><text:span text:style-name="T20">Awards: </text:span><text:span text:style-name="T4">PennApps X Bloomberg API Winner</text:span></text:p>
        </text:list-item>
      </text:list>
      <text:p text:style-name="P23"><text:span text:style-name="T31"/></text:p>
      <text:p text:style-name="P16"><text:span text:style-name="T32">WORK EXPERIENCE</text:span></text:p>
      <text:p text:style-name="P21"><text:span text:style-name="T11">Epic Systems<text:tab/> <text:tab/><text:tab/><text:tab/><text:tab/><text:tab/><text:tab/><text:tab/><text:tab/></text:span><text:span text:style-name="T17">Verona, WI</text:span><text:span text:style-name="T11"><text:tab/></text:span></text:p>
      <text:p text:style-name="P20"><text:span text:style-name="T17">Sofware Development Intern</text:span><text:span text:style-name="T13"><text:tab/><text:tab/><text:tab/><text:tab/><text:tab/><text:tab/><text:tab/></text:span><text:span text:style-name="T17">May 2015 – Aug. 2015</text:span></text:p>
      <text:list xml:id="list15591778192" text:style-name="L1">
        <text:list-item>
          <text:p text:style-name="P3">Developed iOS application <text:span text:style-name="T30">that provides an organized workflow for cytogenetics lab technicians to perform tests for genetic disorders.</text:span></text:p>
        </text:list-item>
        <text:list-item>
          <text:p text:style-name="P4"><text:span text:style-name="T30">Developed internal iOS framework for providing a generic interface for task-based specimen testing workflows.</text:span></text:p>
        </text:list-item>
      </text:list>
      <text:p text:style-name="P18"><text:span text:style-name="T28"/></text:p>
      <text:p text:style-name="P19"><text:span text:style-name="T28">American Public Power Association</text:span><text:span text:style-name="T27"><text:tab/><text:tab/><text:tab/><text:tab/><text:tab/>Crystal City, VA</text:span></text:p>
      <text:p text:style-name="P19"><text:span text:style-name="T27">Junior Developer<text:tab/><text:tab/><text:tab/><text:tab/><text:tab/><text:tab/><text:tab/><text:tab/>Nov. 2014 – March 2015</text:span></text:p>
      <text:list xml:id="list779365000" text:style-name="L2">
        <text:list-item>
          <text:p text:style-name="P10"><text:span text:style-name="T18">Responsible for developing and maintaining features for the eReliability Tracker, an enhanced, web-based version of APPA's Reliability Tracker software.</text:span></text:p>
        </text:list-item>
      </text:list>
      <text:p text:style-name="P5"/>
      <text:p text:style-name="P22"><text:span text:style-name="T12">PBS: Public Broadcasting Service</text:span><text:span text:style-name="T14"><text:tab/><text:tab/><text:tab/><text:tab/><text:tab/><text:tab/>Crystal City, VA</text:span></text:p>
      <text:p text:style-name="P22"><text:span text:style-name="T14">Software Development Intern<text:tab/><text:tab/><text:tab/><text:tab/><text:tab/><text:tab/>May 2014 – August 2014</text:span></text:p>
      <text:list xml:id="list15591778191" text:style-name="WWNum1">
        <text:list-item>
          <text:p text:style-name="P8"><text:span text:style-name="T7">Helped develop </text:span><text:span text:style-name="T20">Agora</text:span><text:span text:style-name="T4"> (</text:span><text:a xlink:type="simple" xlink:href="https://github.com/pbs/agora-proc"><text:span text:style-name="Internet_20_link"><text:span text:style-name="T4">https://github.com/pbs/agora-proc</text:span></text:span></text:a><text:span text:style-name="T4">)</text:span><text:span text:style-name="T7">,</text:span><text:span text:style-name="T4"> </text:span><text:span text:style-name="T7">a </text:span><text:span text:style-name="T4">batch analyzer of video stream logs </text:span><text:span text:style-name="T7">that l</text:span><text:span text:style-name="T4">everages AWS's Elastic MapReduce to process video player events.</text:span></text:p>
        </text:list-item>
        <text:list-item>
          <text:p text:style-name="P9"><text:span text:style-name="T8">Maintained </text:span><text:span text:style-name="T21">Pycaption </text:span><text:span text:style-name="T8">(</text:span><text:a xlink:type="simple" xlink:href="https://github.com/pbs/pycaption"><text:span text:style-name="Internet_20_link"><text:span text:style-name="T8">https://github.com/pbs/pycaption</text:span></text:span></text:a><text:span text:style-name="T8">), a </text:span><text:span text:style-name="T9">python</text:span><text:span text:style-name="T8"> library responsible for translating and converting closed captioning files, by adding Unicode support and fixing CC files </text:span><text:span text:style-name="T9">support</text:span><text:span text:style-name="T8"> for the Xbox 360 video play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Times1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>
        <style:tab-stops/>
      </style:paragraph-properties>
      <style:text-properties fo:color="#00000a" style:font-name="Cambria" fo:font-size="12pt" fo:language="en" fo:country="US" style:font-name-asian="Cambria1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style:contextual-spacing="tru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ListLabel_20_1" style:display-name="ListLabel 1" style:family="text">
      <style:text-properties style:font-name-complex="Symbol1"/>
    </style:style>
    <style:style style:name="ListLabel_20_2" style:display-name="ListLabel 2" style:family="text">
      <style:text-properties style:font-name-complex="OpenSymbol2"/>
    </style:style>
    <style:style style:name="ListLabel_20_3" style:display-name="ListLabel 3" style:family="text">
      <style:text-properties style:font-name-complex="Symbol1"/>
    </style:style>
    <style:style style:name="ListLabel_20_4" style:display-name="ListLabel 4" style:family="text">
      <style:text-properties style:font-name-complex="OpenSymbol2"/>
    </style:style>
    <style:style style:name="ListLabel_20_5" style:display-name="ListLabel 5" style:family="text">
      <style:text-properties style:font-name-complex="Symbol1"/>
    </style:style>
    <style:style style:name="ListLabel_20_6" style:display-name="ListLabel 6" style:family="text">
      <style:text-properties style:font-name-complex="OpenSymbol2"/>
    </style:style>
    <style:style style:name="ListLabel_20_7" style:display-name="ListLabel 7" style:family="text">
      <style:text-properties style:font-name-complex="Symbol1"/>
    </style:style>
    <style:style style:name="ListLabel_20_8" style:display-name="ListLabel 8" style:family="text">
      <style:text-properties style:font-name-complex="OpenSymbol2"/>
    </style:style>
    <style:style style:name="ListLabel_20_9" style:display-name="ListLabel 9" style:family="text">
      <style:text-properties style:font-name-complex="Symbol1"/>
    </style:style>
    <style:style style:name="ListLabel_20_10" style:display-name="ListLabel 10" style:family="text">
      <style:text-properties style:font-name-complex="OpenSymbol2"/>
    </style:style>
    <style:style style:name="ListLabel_20_11" style:display-name="ListLabel 11" style:family="text">
      <style:text-properties style:font-name-complex="Symbol1"/>
    </style:style>
    <style:style style:name="ListLabel_20_12" style:display-name="ListLabel 12" style:family="text">
      <style:text-properties style:font-name-complex="OpenSymbol2"/>
    </style:style>
    <style:style style:name="ListLabel_20_13" style:display-name="ListLabel 13" style:family="text">
      <style:text-properties style:font-name-complex="Symbol1"/>
    </style:style>
    <style:style style:name="ListLabel_20_14" style:display-name="ListLabel 14" style:family="text">
      <style:text-properties style:font-name-complex="OpenSymbol2"/>
    </style:style>
    <style:style style:name="ListLabel_20_15" style:display-name="ListLabel 15" style:family="text">
      <style:text-properties style:font-name-complex="Symbol1"/>
    </style:style>
    <style:style style:name="ListLabel_20_16" style:display-name="ListLabel 16" style:family="text">
      <style:text-properties style:font-name-complex="OpenSymbol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626in" fo:text-indent="-0.25in" fo:margin-left="0.0626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02:45:00</meta:creation-date>
    <meta:initial-creator>Ryan Beatty</meta:initial-creator>
    <dc:creator>Ryan Beatty</dc:creator>
    <meta:print-date>2014-01-05T22:42:00</meta:print-date>
    <dc:date>2015-07-29T18:27:34</dc:date>
    <meta:editing-cycles>21</meta:editing-cycles>
    <meta:editing-duration>PT30M52S</meta:editing-duration>
    <meta:generator>LibreOffice/3.6$Linux_X86_64 LibreOffice_project/360m1$Build-2</meta:generator>
    <meta:document-statistic meta:table-count="0" meta:image-count="0" meta:object-count="0" meta:page-count="1" meta:paragraph-count="29" meta:word-count="251" meta:character-count="1868" meta:non-whitespace-character-count="1604"/>
    <meta:template xlink:type="simple" xlink:actuate="onRequest" xlink:title="Normal.dotm" xlink:href=""/>
  </office:meta>
</office:document-meta>
</file>